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.73mm"/>
    </style:style>
    <style:style style:name="co2" style:family="table-column">
      <style:table-column-properties fo:break-before="auto" style:column-width="28.3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2" style:family="table-cell" style:parent-style-name="Default">
      <style:table-cell-properties fo:background-color="#ce181e"/>
      <style:text-properties fo:color="#fff200"/>
    </style: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42.14mm" svg:height="115.27mm" svg:x="6.06mm" svg:y="490.57mm">
            <draw:object draw:notify-on-update-of-ranges="Foglio1.A65:Foglio1.A68 Foglio1.A78:Foglio1.A81 Foglio1.E65:Foglio1.E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33.69mm" svg:y="224.09mm">
            <draw:object draw:notify-on-update-of-ranges="Foglio1.B44:Foglio1.B47 Foglio1.B44:Foglio1.B47 Foglio1.B33:Foglio1.B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38.82mm" svg:height="119.24mm" svg:x="155.73mm" svg:y="489.48mm">
            <draw:object draw:notify-on-update-of-ranges="Foglio1.A65:Foglio1.A68 Foglio1.A71:Foglio1.A74 Foglio1.D44:Foglio1.D4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38.67mm" svg:height="94.29mm" svg:x="7.43mm" svg:y="385.65mm">
            <draw:object draw:notify-on-update-of-ranges="Foglio1.A65:Foglio1.A68 Foglio1.A71:Foglio1.A74 Foglio1.E74:Foglio1.E7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38.12mm" svg:height="90.03mm" svg:x="157.1mm" svg:y="390.18mm">
            <draw:object draw:notify-on-update-of-ranges="Foglio1.A65:Foglio1.A68 Foglio1.A71:Foglio1.A74 Foglio1.F74:Foglio1.F77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80.95mm" svg:y="179.76mm">
            <draw:object draw:notify-on-update-of-ranges="Foglio1.A65:Foglio1.A68 Foglio1.A71:Foglio1.A74 Foglio1.J65:Foglio1.J68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row table:style-name="ro1">
          <table:table-cell office:value-type="string" calcext:value-type="string">
            <text:p>FLIGHT COUNTER</text:p>
          </table:table-cell>
          <table:table-cell table:number-columns-repeated="11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8.12" calcext:value-type="float">
            <text:p>8,12</text:p>
          </table:table-cell>
          <table:table-cell table:number-columns-repeated="1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float" office:value="8.13" calcext:value-type="float">
            <text:p>8,13</text:p>
          </table:table-cell>
          <table:table-cell table:number-columns-repeated="10"/>
        </table:table-row>
        <table:table-row table:style-name="ro1">
          <table:table-cell office:value-type="float" office:value="2132" calcext:value-type="float">
            <text:p>2132</text:p>
          </table:table-cell>
          <table:table-cell office:value-type="float" office:value="8.15" calcext:value-type="float">
            <text:p>8,15</text:p>
          </table:table-cell>
          <table:table-cell table:number-columns-repeated="1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float" office:value="8.11" calcext:value-type="float">
            <text:p>8,11</text:p>
          </table:table-cell>
          <table:table-cell table:number-columns-repeated="10"/>
        </table:table-row>
        <table:table-row table:style-name="ro1">
          <table:table-cell office:value-type="float" office:value="2232" calcext:value-type="float">
            <text:p>2232</text:p>
          </table:table-cell>
          <table:table-cell office:value-type="float" office:value="8.12" calcext:value-type="float">
            <text:p>8,12</text:p>
          </table:table-cell>
          <table:table-cell table:number-columns-repeated="1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float" office:value="8.29" calcext:value-type="float">
            <text:p>8,29</text:p>
          </table:table-cell>
          <table:table-cell table:number-columns-repeated="10"/>
        </table:table-row>
        <table:table-row table:style-name="ro1">
          <table:table-cell office:value-type="float" office:value="2332" calcext:value-type="float">
            <text:p>2332</text:p>
          </table:table-cell>
          <table:table-cell office:value-type="float" office:value="8.34" calcext:value-type="float">
            <text:p>8,34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MEDIA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.18" calcext:value-type="float">
            <text:p>8,18</text:p>
          </table:table-cell>
          <table:table-cell table:formula="of:=VAR([.B2:.B16])" office:value-type="float" office:value="0.00600952380952381" calcext:value-type="float">
            <text:p>0,006009523809524</text:p>
          </table:table-cell>
          <table:table-cell table:formula="of:=AVERAGE([.B2:.B16])" office:value-type="float" office:value="8.15666666666667" calcext:value-type="float">
            <text:p>8,15666666666667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26" calcext:value-type="float">
            <text:p>8,26</text:p>
          </table:table-cell>
          <table:table-cell table:number-columns-repeated="1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1" office:value-type="float" office:value="8.09" calcext:value-type="float">
            <text:p>8,09</text:p>
          </table:table-cell>
          <table:table-cell/>
          <table:table-cell table:formula="of:=1/(1/8.157*0.3)" office:value-type="float" office:value="27.19" calcext:value-type="float">
            <text:p>27,19</text:p>
          </table:table-cell>
          <table:table-cell table:number-columns-repeated="8"/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float" office:value="8.14" calcext:value-type="float">
            <text:p>8,14</text:p>
          </table:table-cell>
          <table:table-cell table:number-columns-repeated="10"/>
        </table:table-row>
        <table:table-row table:style-name="ro1">
          <table:table-cell office:value-type="float" office:value="202" calcext:value-type="float">
            <text:p>202</text:p>
          </table:table-cell>
          <table:table-cell table:style-name="ce1" office:value-type="float" office:value="8.09" calcext:value-type="float">
            <text:p>8,09</text:p>
          </table:table-cell>
          <table:table-cell table:number-columns-repeated="10"/>
        </table:table-row>
        <table:table-row table:style-name="ro1">
          <table:table-cell office:value-type="float" office:value="232" calcext:value-type="float">
            <text:p>232</text:p>
          </table:table-cell>
          <table:table-cell table:style-name="ce1" office:value-type="float" office:value="8.12" calcext:value-type="float">
            <text:p>8,12</text:p>
          </table:table-cell>
          <table:table-cell table:number-columns-repeated="10"/>
        </table:table-row>
        <table:table-row table:style-name="ro1">
          <table:table-cell office:value-type="float" office:value="302" calcext:value-type="float">
            <text:p>302</text:p>
          </table:table-cell>
          <table:table-cell table:style-name="ce1" office:value-type="float" office:value="8.11" calcext:value-type="float">
            <text:p>8,11</text:p>
          </table:table-cell>
          <table:table-cell table:number-columns-repeated="10"/>
        </table:table-row>
        <table:table-row table:style-name="ro1">
          <table:table-cell office:value-type="float" office:value="332" calcext:value-type="float">
            <text:p>332</text:p>
          </table:table-cell>
          <table:table-cell table:style-name="ce1" office:value-type="float" office:value="8.1" calcext:value-type="float">
            <text:p>8,1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TEST WORKLOAD CON SERVER BUGGAT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Load (interrarrival time)</text:p>
          </table:table-cell>
          <table:table-cell office:value-type="string" calcext:value-type="string">
            <text:p>Fraction</text:p>
          </table:table-cell>
          <table:table-cell office:value-type="string" calcext:value-type="string">
            <text:p>Mean response time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9.596" calcext:value-type="float">
            <text:p>9,596</text:p>
          </table:table-cell>
          <table:table-cell office:value-type="string" calcext:value-type="string">
            <text:p>0.85L</text:p>
          </table:table-cell>
          <table:table-cell office:value-type="string" calcext:value-type="string">
            <text:p>2mn 23sec</text:p>
          </table:table-cell>
          <table:table-cell office:value-type="string" calcext:value-type="string">
            <text:p>20200519-2141</text:p>
          </table:table-cell>
          <table:table-cell table:number-columns-repeated="8"/>
        </table:table-row>
        <table:table-row table:style-name="ro1">
          <table:table-cell office:value-type="float" office:value="10.192" calcext:value-type="float">
            <text:p>10,192</text:p>
          </table:table-cell>
          <table:table-cell office:value-type="string" calcext:value-type="string">
            <text:p>0,8L</text:p>
          </table:table-cell>
          <table:table-cell office:value-type="string" calcext:value-type="string">
            <text:p>2mn 19sec</text:p>
          </table:table-cell>
          <table:table-cell office:value-type="string" calcext:value-type="string">
            <text:p>20200519-2106</text:p>
          </table:table-cell>
          <table:table-cell table:number-columns-repeated="8"/>
        </table:table-row>
        <table:table-row table:style-name="ro1">
          <table:table-cell office:value-type="float" office:value="16.314" calcext:value-type="float">
            <text:p>16,314</text:p>
          </table:table-cell>
          <table:table-cell office:value-type="string" calcext:value-type="string">
            <text:p>0.5L</text:p>
          </table:table-cell>
          <table:table-cell office:value-type="string" calcext:value-type="string">
            <text:p>20.02 sec</text:p>
          </table:table-cell>
          <table:table-cell office:value-type="string" calcext:value-type="string">
            <text:p>20200519-2259</text:p>
          </table:table-cell>
          <table:table-cell table:number-columns-repeated="8"/>
        </table:table-row>
        <table:table-row table:style-name="ro1">
          <table:table-cell office:value-type="float" office:value="27.19" calcext:value-type="float">
            <text:p>27,19</text:p>
          </table:table-cell>
          <table:table-cell office:value-type="string" calcext:value-type="string">
            <text:p>0.3L</text:p>
          </table:table-cell>
          <table:table-cell office:value-type="string" calcext:value-type="string">
            <text:p>9.52 sec</text:p>
          </table:table-cell>
          <table:table-cell office:value-type="string" calcext:value-type="string">
            <text:p>20200519-2336</text:p>
          </table:table-cell>
          <table:table-cell table:number-columns-repeated="8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CON CACH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VARIANZA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,3L</text:p>
          </table:table-cell>
          <table:table-cell office:value-type="float" office:value="10.589" calcext:value-type="float">
            <text:p>10,589</text:p>
          </table:table-cell>
          <table:table-cell office:value-type="float" office:value="0.355" calcext:value-type="float">
            <text:p>0,3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,5L</text:p>
          </table:table-cell>
          <table:table-cell office:value-type="float" office:value="13.23" calcext:value-type="float">
            <text:p>13,23</text:p>
          </table:table-cell>
          <table:table-cell office:value-type="float" office:value="2.55" calcext:value-type="float">
            <text:p>2,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,8L</text:p>
          </table:table-cell>
          <table:table-cell office:value-type="float" office:value="28.753" calcext:value-type="float">
            <text:p>28,753</text:p>
          </table:table-cell>
          <table:table-cell office:value-type="float" office:value="126.43" calcext:value-type="float">
            <text:p>126,4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,85L</text:p>
          </table:table-cell>
          <table:table-cell office:value-type="float" office:value="30.445" calcext:value-type="float">
            <text:p>30,445</text:p>
          </table:table-cell>
          <table:table-cell office:value-type="float" office:value="186.175" calcext:value-type="float">
            <text:p>186,175</text:p>
          </table:table-cell>
          <table:table-cell office:value-type="float" office:value="109.175" calcext:value-type="float">
            <text:p>109,175</text:p>
          </table:table-cell>
          <table:table-cell table:number-columns-repeated="8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l primo per 0.3L e 0.8L mostra un utilizzo della RAM diverso rispetto agli altri casi → stessa memoria occupata per molto tempo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 office:value-type="string" calcext:value-type="string">
            <text:p>RESPONSE TIME</text:p>
          </table:table-cell>
          <table:table-cell table:style-name="ce2" office:value-type="string" calcext:value-type="string">
            <text:p>SBAGLIATO TUTTO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office:value-type="string" calcext:value-type="string">
            <text:p>L = 1/8,157 = 0.123</text:p>
          </table:table-cell>
          <table:table-cell table:style-name="ce2" office:value-type="float" office:value="0.123" calcext:value-type="float">
            <text:p>0,123</text:p>
          </table:table-cell>
          <table:table-cell table:style-name="ce2" table:number-columns-repeated="2"/>
          <table:table-cell table:number-columns-repeated="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M/G/1</text:p>
          </table:table-cell>
          <table:table-cell table:style-name="ce2" office:value-type="string" calcext:value-type="string">
            <text:p>M/G/1/PS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.3L = 0.037</text:p>
          </table:table-cell>
          <table:table-cell table:style-name="ce2" office:value-type="float" office:value="0.037" calcext:value-type="float">
            <text:p>0,037</text:p>
          </table:table-cell>
          <table:table-cell table:style-name="ce2" table:formula="of:=(([.B44]/[.$B$42]) + [.B44]*[.$B$42]*[.C33])/(2*([.$B$42]-[.B44]))+1/[.$B$42]" office:value-type="float" office:value="9.88838719110418" calcext:value-type="float">
            <text:p>9,88838719110418</text:p>
          </table:table-cell>
          <table:table-cell table:style-name="ce2" table:formula="of:=1/([.B42]-[.B44])" office:value-type="float" office:value="11.6279069767442" calcext:value-type="float">
            <text:p>11,6279069767442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.5L = 0.062</text:p>
          </table:table-cell>
          <table:table-cell table:style-name="ce2" office:value-type="float" office:value="0.062" calcext:value-type="float">
            <text:p>0,062</text:p>
          </table:table-cell>
          <table:table-cell table:style-name="ce2" table:formula="of:=(([.B45]/[.$B$42]) + [.B45]*[.$B$42]*[.C34])/(2*([.$B$42]-[.B45]))+1/[.$B$42]" office:value-type="float" office:value="12.4211578635213" calcext:value-type="float">
            <text:p>12,4211578635213</text:p>
          </table:table-cell>
          <table:table-cell table:style-name="ce2" table:formula="of:=1/([.B42]-[.B45])" office:value-type="float" office:value="16.3934426229508" calcext:value-type="float">
            <text:p>16,3934426229508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.8L = 0.098</text:p>
          </table:table-cell>
          <table:table-cell table:style-name="ce2" office:value-type="float" office:value="0.098" calcext:value-type="float">
            <text:p>0,098</text:p>
          </table:table-cell>
          <table:table-cell table:style-name="ce2" table:formula="of:=(([.B46]/[.$B$42]) + [.B46]*[.$B$42]*[.C35])/(2*([.$B$42]-[.B46]))+1/[.$B$42]" office:value-type="float" office:value="54.5447850504065" calcext:value-type="float">
            <text:p>54,5447850504065</text:p>
          </table:table-cell>
          <table:table-cell table:style-name="ce2" table:formula="of:=1/([.B42]-[.B46]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.85L = 0.105</text:p>
          </table:table-cell>
          <table:table-cell table:style-name="ce2" office:value-type="float" office:value="0.105" calcext:value-type="float">
            <text:p>0,105</text:p>
          </table:table-cell>
          <table:table-cell table:style-name="ce2" table:formula="of:=(([.B47]/[.$B$42]) + [.B47]*[.$B$42]*[.C36])/(2*([.$B$42]-[.B47]))+1/[.$B$42]" office:value-type="float" office:value="98.6330996781843" calcext:value-type="float">
            <text:p>98,6330996781843</text:p>
          </table:table-cell>
          <table:table-cell table:style-name="ce2" table:formula="of:=1/([.B42]-[.B47])" office:value-type="float" office:value="55.5555555555556" calcext:value-type="float">
            <text:p>55,5555555555556</text:p>
          </table:table-cell>
          <table:table-cell table:number-columns-repeated="8"/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SENZA CACH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SERVICE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MEDIA </text:p>
          </table:table-cell>
          <table:table-cell/>
          <table:table-cell office:value-type="string" calcext:value-type="string">
            <text:p>varianza</text:p>
          </table:table-cell>
          <table:table-cell office:value-type="string" calcext:value-type="string">
            <text:p>varianza per MM1 senza cache</text:p>
          </table:table-cell>
          <table:table-cell table:number-columns-repeated="7"/>
        </table:table-row>
        <table:table-row table:style-name="ro1">
          <table:table-cell table:formula="of:=1/[.B57]" office:value-type="float" office:value="0.11863334387852" calcext:value-type="float">
            <text:p>0,11863334387852</text:p>
          </table:table-cell>
          <table:table-cell office:value-type="float" office:value="8.42933333333333" calcext:value-type="float">
            <text:p>8,42933333333333</text:p>
          </table:table-cell>
          <table:table-cell/>
          <table:table-cell office:value-type="float" office:value="0.00123288888888888" calcext:value-type="float">
            <text:p>0,001232888888889</text:p>
          </table:table-cell>
          <table:table-cell table:formula="of:=1/([.A57]^2)" office:value-type="float" office:value="71.0536604444444" calcext:value-type="float">
            <text:p>71,053660444444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CON CACHE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varianza</text:p>
          </table:table-cell>
          <table:table-cell office:value-type="string" calcext:value-type="string">
            <text:p>varianza per MM1 con cache</text:p>
          </table:table-cell>
          <table:table-cell table:number-columns-repeated="7"/>
        </table:table-row>
        <table:table-row table:style-name="ro1">
          <table:table-cell table:formula="of:=1/[.B61]" office:value-type="float" office:value="0.110643947776057" calcext:value-type="float">
            <text:p>0,110643947776057</text:p>
          </table:table-cell>
          <table:table-cell office:value-type="float" office:value="9.038" calcext:value-type="float">
            <text:p>9,038</text:p>
          </table:table-cell>
          <table:table-cell/>
          <table:table-cell office:value-type="float" office:value="0.041176" calcext:value-type="float">
            <text:p>0,041176</text:p>
          </table:table-cell>
          <table:table-cell table:formula="of:=1/([.A61]^2)" office:value-type="float" office:value="81.685444" calcext:value-type="float">
            <text:p>81,685444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ARRIVAL TIMES</text:p>
          </table:table-cell>
          <table:table-cell table:number-columns-repeated="2"/>
          <table:table-cell office:value-type="string" calcext:value-type="string">
            <text:p>MEAN RESPONSE TIMES SENZA CACHE</text:p>
          </table:table-cell>
          <table:table-cell table:number-columns-repeated="3"/>
          <table:table-cell office:value-type="string" calcext:value-type="string">
            <text:p>OTTENUTI DA ESPERIMENTI SENZA CACH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NZA CACHE</text:p>
          </table:table-cell>
          <table:table-cell office:value-type="string" calcext:value-type="string">
            <text:p>CON CACHE</text:p>
          </table:table-cell>
          <table:table-cell/>
          <table:table-cell office:value-type="string" calcext:value-type="string">
            <text:p>M/G/1</text:p>
          </table:table-cell>
          <table:table-cell office:value-type="string" calcext:value-type="string">
            <text:p>M/G/1/PS</text:p>
          </table:table-cell>
          <table:table-cell table:number-columns-repeated="3"/>
          <table:table-cell office:value-type="string" calcext:value-type="string">
            <text:p>MEAN RESP TIME</text:p>
          </table:table-cell>
          <table:table-cell/>
          <table:table-cell office:value-type="string" calcext:value-type="string">
            <text:p>VARIANZA</text:p>
          </table:table-cell>
        </table:table-row>
        <table:table-row table:style-name="ro1">
          <table:table-cell office:value-type="string" calcext:value-type="string">
            <text:p>0,3L</text:p>
          </table:table-cell>
          <table:table-cell table:formula="of:=1/(0.3*[.$A$57])" office:value-type="float" office:value="28.0977777777778" calcext:value-type="float">
            <text:p>28,0977777777778</text:p>
          </table:table-cell>
          <table:table-cell table:formula="of:=1/(0.3*[.$A$61])" office:value-type="float" office:value="30.1266666666667" calcext:value-type="float">
            <text:p>30,1266666666667</text:p>
          </table:table-cell>
          <table:table-cell/>
          <table:table-cell table:formula="of:=(([.A71]/[.$A$57]) + [.A71]*[.$A$57]*[.$D$57])/(2*([.$A$57]-[.A71]))+1/[.$A$57]" office:value-type="float" office:value="10.2356503894187" calcext:value-type="float">
            <text:p>10,2356503894187</text:p>
          </table:table-cell>
          <table:table-cell table:formula="of:=1/([.$A$57]-[.A71])" office:value-type="float" office:value="12.0419047619048" calcext:value-type="float">
            <text:p>12,0419047619048</text:p>
          </table:table-cell>
          <table:table-cell table:number-columns-repeated="2"/>
          <table:table-cell office:value-type="string" calcext:value-type="string">
            <text:p>0,3L</text:p>
          </table:table-cell>
          <table:table-cell office:value-type="float" office:value="9.394" calcext:value-type="float">
            <text:p>9,394</text:p>
          </table:table-cell>
          <table:table-cell/>
          <table:table-cell office:value-type="string" calcext:value-type="string">
            <text:p>0.3023840000000003</text:p>
          </table:table-cell>
        </table:table-row>
        <table:table-row table:style-name="ro1">
          <table:table-cell office:value-type="string" calcext:value-type="string">
            <text:p>0,5L</text:p>
          </table:table-cell>
          <table:table-cell table:formula="of:=1/(0.5*[.$A$57])" office:value-type="float" office:value="16.8586666666667" calcext:value-type="float">
            <text:p>16,8586666666667</text:p>
          </table:table-cell>
          <table:table-cell table:formula="of:=1/(0.5*[.$A$61])" office:value-type="float" office:value="18.076" calcext:value-type="float">
            <text:p>18,076</text:p>
          </table:table-cell>
          <table:table-cell/>
          <table:table-cell table:formula="of:=(([.A72]/[.$A$57]) + [.A72]*[.$A$57]*[.$D$57])/(2*([.$A$57]-[.A72]))+1/[.$A$57]" office:value-type="float" office:value="12.6440731308658" calcext:value-type="float">
            <text:p>12,6440731308658</text:p>
          </table:table-cell>
          <table:table-cell table:formula="of:=1/([.$A$57]-[.A72])" office:value-type="float" office:value="16.8586666666667" calcext:value-type="float">
            <text:p>16,8586666666667</text:p>
          </table:table-cell>
          <table:table-cell table:number-columns-repeated="2"/>
          <table:table-cell office:value-type="string" calcext:value-type="string">
            <text:p>0,5L</text:p>
          </table:table-cell>
          <table:table-cell office:value-type="float" office:value="11.53" calcext:value-type="float">
            <text:p>11,53</text:p>
          </table:table-cell>
          <table:table-cell/>
          <table:table-cell office:value-type="string" calcext:value-type="string">
            <text:p>1.1514200000000003</text:p>
          </table:table-cell>
        </table:table-row>
        <table:table-row table:style-name="ro1">
          <table:table-cell office:value-type="string" calcext:value-type="string">
            <text:p>0,8L</text:p>
          </table:table-cell>
          <table:table-cell table:formula="of:=1/(0.8*[.$A$57])" office:value-type="float" office:value="10.5366666666667" calcext:value-type="float">
            <text:p>10,5366666666667</text:p>
          </table:table-cell>
          <table:table-cell table:formula="of:=1/(0.8*[.$A$61])" office:value-type="float" office:value="11.2975" calcext:value-type="float">
            <text:p>11,2975</text:p>
          </table:table-cell>
          <table:table-cell/>
          <table:table-cell table:formula="of:=(([.A73]/[.$A$57]) + [.A73]*[.$A$57]*[.$D$57])/(2*([.$A$57]-[.A73]))+1/[.$A$57]" office:value-type="float" office:value="25.288292523463" calcext:value-type="float">
            <text:p>25,288292523463</text:p>
          </table:table-cell>
          <table:table-cell table:formula="of:=1/([.$A$57]-[.A73])" office:value-type="float" office:value="42.1466666666667" calcext:value-type="float">
            <text:p>42,1466666666667</text:p>
          </table:table-cell>
          <table:table-cell table:number-columns-repeated="2"/>
          <table:table-cell office:value-type="string" calcext:value-type="string">
            <text:p>0,8L</text:p>
          </table:table-cell>
          <table:table-cell office:value-type="float" office:value="18.412" calcext:value-type="float">
            <text:p>18,412</text:p>
          </table:table-cell>
          <table:table-cell/>
          <table:table-cell office:value-type="string" calcext:value-type="string">
            <text:p>6.891735999999999</text:p>
          </table:table-cell>
        </table:table-row>
        <table:table-row table:style-name="ro1">
          <table:table-cell office:value-type="string" calcext:value-type="string">
            <text:p>0,85L</text:p>
          </table:table-cell>
          <table:table-cell table:formula="of:=1/(0.85*[.$A$57])" office:value-type="float" office:value="9.91686274509804" calcext:value-type="float">
            <text:p>9,91686274509804</text:p>
          </table:table-cell>
          <table:table-cell table:formula="of:=1/(0.85*[.$A$61])" office:value-type="float" office:value="10.6329411764706" calcext:value-type="float">
            <text:p>10,6329411764706</text:p>
          </table:table-cell>
          <table:table-cell/>
          <table:table-cell table:formula="of:=(([.A74]/[.$A$57]) + [.A74]*[.$A$57]*[.$D$57])/(2*([.$A$57]-[.A74]))+1/[.$A$57]" office:value-type="float" office:value="32.3128588526837" calcext:value-type="float">
            <text:p>32,3128588526837</text:p>
          </table:table-cell>
          <table:table-cell table:formula="of:=1/([.$A$57]-[.A74])" office:value-type="float" office:value="56.1955555555555" calcext:value-type="float">
            <text:p>56,1955555555555</text:p>
          </table:table-cell>
          <table:table-cell table:number-columns-repeated="2"/>
          <table:table-cell office:value-type="string" calcext:value-type="string">
            <text:p>0,85L</text:p>
          </table:table-cell>
          <table:table-cell office:value-type="float" office:value="18.679" calcext:value-type="float">
            <text:p>18,679</text:p>
          </table:table-cell>
          <table:table-cell/>
          <table:table-cell office:value-type="string" calcext:value-type="string">
            <text:p>8.795589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ENZA CACHE RATES</text:p>
          </table:table-cell>
          <table:table-cell table:number-columns-repeated="11"/>
        </table:table-row>
        <table:table-row table:style-name="ro1">
          <table:table-cell table:formula="of:=0.3*[.$A$57]" office:value-type="float" office:value="0.0355900031635558" calcext:value-type="float">
            <text:p>0,035590003163556</text:p>
          </table:table-cell>
          <table:table-cell table:number-columns-repeated="11"/>
        </table:table-row>
        <table:table-row table:style-name="ro1">
          <table:table-cell table:formula="of:=0.5*[.$A$57]" office:value-type="float" office:value="0.0593166719392598" calcext:value-type="float">
            <text:p>0,05931667193926</text:p>
          </table:table-cell>
          <table:table-cell table:number-columns-repeated="3"/>
          <table:table-cell office:value-type="string" calcext:value-type="string">
            <text:p>MEAN RESPONSE TIMES CON CACHE</text:p>
          </table:table-cell>
          <table:table-cell table:number-columns-repeated="7"/>
        </table:table-row>
        <table:table-row table:style-name="ro1">
          <table:table-cell table:formula="of:=0.8*[.$A$57]" office:value-type="float" office:value="0.0949066751028156" calcext:value-type="float">
            <text:p>0,094906675102816</text:p>
          </table:table-cell>
          <table:table-cell table:number-columns-repeated="3"/>
          <table:table-cell office:value-type="string" calcext:value-type="string">
            <text:p>M/G/1</text:p>
          </table:table-cell>
          <table:table-cell office:value-type="string" calcext:value-type="string">
            <text:p>M/G/1/PS</text:p>
          </table:table-cell>
          <table:table-cell table:number-columns-repeated="6"/>
        </table:table-row>
        <table:table-row table:style-name="ro1">
          <table:table-cell table:formula="of:=0.85*[.$A$57]" office:value-type="float" office:value="0.100838342296742" calcext:value-type="float">
            <text:p>0,100838342296742</text:p>
          </table:table-cell>
          <table:table-cell table:number-columns-repeated="3"/>
          <table:table-cell table:formula="of:=(([.A71]/[.$A$61]) + [.A71]*[.$A$61]*[.$D$61])/(2*([.$A$61]-[.A71]))+1/[.$A$61]" office:value-type="float" office:value="11.1819552169199" calcext:value-type="float">
            <text:p>11,1819552169199</text:p>
          </table:table-cell>
          <table:table-cell table:formula="of:=1/([.$A$61]-[.A78])" office:value-type="float" office:value="12.9114285714286" calcext:value-type="float">
            <text:p>12,911428571428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([.A72]/[.$A$61]) + [.A72]*[.$A$61]*[.$D$61])/(2*([.$A$61]-[.A72]))+1/[.$A$61]" office:value-type="float" office:value="14.2630417696701" calcext:value-type="float">
            <text:p>14,2630417696701</text:p>
          </table:table-cell>
          <table:table-cell table:formula="of:=1/([.$A$61]-[.A79])" office:value-type="float" office:value="18.076" calcext:value-type="float">
            <text:p>18,076</text:p>
          </table:table-cell>
          <table:table-cell table:number-columns-repeated="6"/>
        </table:table-row>
        <table:table-row table:style-name="ro1">
          <table:table-cell table:number-columns-repeated="4"/>
          <table:table-cell table:formula="of:=(([.A73]/[.$A$61]) + [.A73]*[.$A$61]*[.$D$61])/(2*([.$A$61]-[.A73]))+1/[.$A$61]" office:value-type="float" office:value="36.3044435053382" calcext:value-type="float">
            <text:p>36,3044435053382</text:p>
          </table:table-cell>
          <table:table-cell table:formula="of:=1/([.$A$61]-[.A80])" office:value-type="float" office:value="45.19" calcext:value-type="float">
            <text:p>45,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 CACHE RATES</text:p>
          </table:table-cell>
          <table:table-cell table:number-columns-repeated="3"/>
          <table:table-cell table:formula="of:=(([.A74]/[.$A$61]) + [.A74]*[.$A$61]*[.$D$61])/(2*([.$A$61]-[.A74]))+1/[.$A$61]" office:value-type="float" office:value="55.5336675293385" calcext:value-type="float">
            <text:p>55,5336675293385</text:p>
          </table:table-cell>
          <table:table-cell table:formula="of:=1/([.$A$61]-[.A81])" office:value-type="float" office:value="60.2533333333333" calcext:value-type="float">
            <text:p>60,2533333333333</text:p>
          </table:table-cell>
          <table:table-cell table:number-columns-repeated="6"/>
        </table:table-row>
        <table:table-row table:style-name="ro1">
          <table:table-cell table:formula="of:=0.3*[.$A$61]" office:value-type="float" office:value="0.033193184332817" calcext:value-type="float">
            <text:p>0,033193184332817</text:p>
          </table:table-cell>
          <table:table-cell table:number-columns-repeated="11"/>
        </table:table-row>
        <table:table-row table:style-name="ro1">
          <table:table-cell table:formula="of:=0.5*[.$A$61]" office:value-type="float" office:value="0.0553219738880283" calcext:value-type="float">
            <text:p>0,055321973888028</text:p>
          </table:table-cell>
          <table:table-cell table:number-columns-repeated="11"/>
        </table:table-row>
        <table:table-row table:style-name="ro1">
          <table:table-cell table:formula="of:=0.8*[.$A$61]" office:value-type="float" office:value="0.0885151582208453" calcext:value-type="float">
            <text:p>0,088515158220845</text:p>
          </table:table-cell>
          <table:table-cell table:number-columns-repeated="11"/>
        </table:table-row>
        <table:table-row table:style-name="ro1">
          <table:table-cell table:formula="of:=0.85*[.$A$61]" office:value-type="float" office:value="0.0940473556096481" calcext:value-type="float">
            <text:p>0,094047355609648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4" loext:min-decimal-places="14" number:min-integer-digits="1"/>
    </number:number-style>
    <number:number-style style:name="N107">
      <number:number number:decimal-places="15" loext:min-decimal-places="15" number:min-integer-digits="1"/>
    </number:number-style>
    <number:number-style style:name="N108">
      <number:number number:decimal-places="16" loext:min-decimal-places="16" number:min-integer-digits="1"/>
    </number:number-style>
    <number:number-style style:name="N109">
      <number:number number:decimal-places="17" loext:min-decimal-places="17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6">00/00/0000</text:date>, <text:time style:data-style-name="N2" text:time-value="08:21:15.24565879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9T18:22:44.965952583</meta:creation-date>
    <dc:date>2020-05-26T09:15:58.904344159</dc:date>
    <meta:editing-duration>PT4H28M</meta:editing-duration>
    <meta:editing-cycles>16</meta:editing-cycles>
    <meta:generator>LibreOffice/6.0.7.3$Linux_X86_64 LibreOffice_project/00m0$Build-3</meta:generator>
    <meta:document-statistic meta:table-count="1" meta:cell-count="17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215cm" svg:height="11.528cm" xlink:href=".." xlink:type="simple" chart:class="chart:line" chart:style-name="ch1">
        <chart:title svg:x="4.788cm" svg:y="0.366cm" chart:style-name="ch2">
          <text:p>M/G/1 SENZA CACHE</text:p>
        </chart:title>
        <chart:legend chart:legend-position="end" svg:x="9.802cm" svg:y="4.869cm" style:legend-expansion="high" chart:style-name="ch3"/>
        <chart:plot-area chart:style-name="ch4" table:cell-range-address="Foglio1.A65:Foglio1.A68 Foglio1.A78:Foglio1.A81 Foglio1.E65:Foglio1.E68" chart:data-source-has-labels="both" svg:x="1.295cm" svg:y="1.375cm" svg:width="8.223cm" svg:height="8.942cm">
          <chartooo:coordinate-region svg:x="1.916cm" svg:y="1.574cm" svg:width="7.177cm" svg:height="8.096cm"/>
          <chart:axis chart:dimension="x" chart:name="primary-x" chart:style-name="ch5" chartooo:axis-type="auto">
            <chartooo:date-scale/>
            <chart:title svg:x="4.568cm" svg:y="10.547cm" chart:style-name="ch6">
              <text:p>Arrival rate</text:p>
            </chart:title>
            <chart:categories table:cell-range-address="Foglio1.A65:Foglio1.A68"/>
          </chart:axis>
          <chart:axis chart:dimension="y" chart:name="primary-y" chart:style-name="ch5">
            <chart:title svg:x="0.451cm" svg:y="7.372cm" chart:style-name="ch7">
              <text:p>Mean response time</text:p>
            </chart:title>
            <chart:grid chart:style-name="ch8" chart:class="major"/>
          </chart:axis>
          <chart:series chart:style-name="ch9" chart:values-cell-range-address="Foglio1.E65:Foglio1.E68" chart:label-cell-address="Foglio1.A78:Foglio1.A81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33193184332817 0,055321973888028 0,088515158220845 0,094047355609648</text:p>
                <text:list>
                  <text:list-item>
                    <text:p>0,033193184332817</text:p>
                  </text:list-item>
                  <text:list-item>
                    <text:p>0,055321973888028</text:p>
                  </text:list-item>
                  <text:list-item>
                    <text:p>0,088515158220845</text:p>
                  </text:list-item>
                  <text:list-item>
                    <text:p>0,094047355609648</text:p>
                  </text:list-item>
                </text:list>
                <draw:g>
                  <svg:desc>Foglio1.A78:Foglio1.A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L</text:p>
                <draw:g>
                  <svg:desc>Foglio1.A65:Foglio1.A68</svg:desc>
                </draw:g>
              </table:table-cell>
              <table:table-cell office:value-type="float" office:value="10.2356503894187">
                <text:p>10.2356503894187</text:p>
                <draw:g>
                  <svg:desc>Foglio1.E65:Foglio1.E68</svg:desc>
                </draw:g>
              </table:table-cell>
            </table:table-row>
            <table:table-row>
              <table:table-cell office:value-type="string">
                <text:p>0,5L</text:p>
              </table:table-cell>
              <table:table-cell office:value-type="float" office:value="12.6440731308658">
                <text:p>12.6440731308658</text:p>
              </table:table-cell>
            </table:table-row>
            <table:table-row>
              <table:table-cell office:value-type="string">
                <text:p>0,8L</text:p>
              </table:table-cell>
              <table:table-cell office:value-type="float" office:value="25.288292523463">
                <text:p>25.288292523463</text:p>
              </table:table-cell>
            </table:table-row>
            <table:table-row>
              <table:table-cell office:value-type="string">
                <text:p>0,85L</text:p>
              </table:table-cell>
              <table:table-cell office:value-type="float" office:value="32.3128588526837">
                <text:p>32.31285885268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04cm" svg:y="0.315cm" chart:style-name="ch2">
          <text:p> Nostro con cache
</text:p>
        </chart:title>
        <chart:legend chart:legend-position="end" svg:x="10.952cm" svg:y="4.201cm" style:legend-expansion="high" chart:style-name="ch3"/>
        <chart:plot-area chart:style-name="ch4" table:cell-range-address="Foglio1.B44:Foglio1.B47 Foglio1.B33:Foglio1.B36" chart:data-source-has-labels="both" svg:x="1.331cm" svg:y="1.778cm" svg:width="9.301cm" svg:height="6.061cm">
          <chartooo:coordinate-region svg:x="1.952cm" svg:y="1.978cm" svg:width="8.255cm" svg:height="5.214cm"/>
          <chart:axis chart:dimension="x" chart:name="primary-x" chart:style-name="ch5" chartooo:axis-type="auto">
            <chartooo:date-scale/>
            <chart:title svg:x="5.143cm" svg:y="8.019cm" chart:style-name="ch6">
              <text:p>Arrival rate</text:p>
            </chart:title>
            <chart:categories table:cell-range-address="Foglio1.B44:Foglio1.B47"/>
          </chart:axis>
          <chart:axis chart:dimension="y" chart:name="primary-y" chart:style-name="ch5">
            <chart:title svg:x="0.451cm" svg:y="6.334cm" chart:style-name="ch7">
              <text:p>Mean response time</text:p>
            </chart:title>
            <chart:grid chart:style-name="ch8" chart:class="major"/>
          </chart:axis>
          <chart:series chart:style-name="ch9" chart:values-cell-range-address="Foglio1.B33:Foglio1.B36" chart:label-cell-address="Foglio1.B44:Foglio1.B47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37 0,062 0,098 0,105</text:p>
                <text:list>
                  <text:list-item>
                    <text:p>0,037</text:p>
                  </text:list-item>
                  <text:list-item>
                    <text:p>0,062</text:p>
                  </text:list-item>
                  <text:list-item>
                    <text:p>0,098</text:p>
                  </text:list-item>
                  <text:list-item>
                    <text:p>0,105</text:p>
                  </text:list-item>
                </text:list>
                <draw:g>
                  <svg:desc>Foglio1.B44:Foglio1.B47</svg:desc>
                </draw:g>
              </table:table-cell>
            </table:table-row>
          </table:table-header-rows>
          <table:table-rows>
            <table:table-row>
              <table:table-cell office:value-type="float" office:value="0.037">
                <text:p>0.037</text:p>
                <draw:g>
                  <svg:desc>Foglio1.B44:Foglio1.B47</svg:desc>
                </draw:g>
              </table:table-cell>
              <table:table-cell office:value-type="float" office:value="10.589">
                <text:p>10.589</text:p>
                <draw:g>
                  <svg:desc>Foglio1.B33:Foglio1.B36</svg:desc>
                </draw:g>
              </table:table-cell>
            </table:table-row>
            <table:table-row>
              <table:table-cell office:value-type="float" office:value="0.062">
                <text:p>0.062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0.098">
                <text:p>0.098</text:p>
              </table:table-cell>
              <table:table-cell office:value-type="float" office:value="28.753">
                <text:p>28.753</text:p>
              </table:table-cell>
            </table:table-row>
            <table:table-row>
              <table:table-cell office:value-type="float" office:value="0.105">
                <text:p>0.105</text:p>
              </table:table-cell>
              <table:table-cell office:value-type="float" office:value="30.445">
                <text:p>30.44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83cm" svg:height="11.925cm" xlink:href=".." xlink:type="simple" chart:class="chart:line" chart:style-name="ch1">
        <chart:title svg:x="4.199cm" svg:y="0.374cm" chart:style-name="ch2">
          <text:p> M/G/1/PS SENZA CACHE</text:p>
        </chart:title>
        <chart:legend chart:legend-position="end" svg:x="9.47cm" svg:y="5.067cm" style:legend-expansion="high" chart:style-name="ch3"/>
        <chart:plot-area chart:style-name="ch4" table:cell-range-address="Foglio1.A65:Foglio1.A68 Foglio1.A71:Foglio1.A74 Foglio1.D44:Foglio1.D47" chart:data-source-has-labels="both" svg:x="1.288cm" svg:y="1.391cm" svg:width="7.905cm" svg:height="9.315cm">
          <chartooo:coordinate-region svg:x="1.909cm" svg:y="1.59cm" svg:width="6.859cm" svg:height="8.469cm"/>
          <chart:axis chart:dimension="x" chart:name="primary-x" chart:style-name="ch5" chartooo:axis-type="auto">
            <chartooo:date-scale/>
            <chart:title svg:x="4.402cm" svg:y="10.944cm" chart:style-name="ch6">
              <text:p>Arrival rate</text:p>
            </chart:title>
            <chart:categories table:cell-range-address="Foglio1.A65:Foglio1.A68"/>
          </chart:axis>
          <chart:axis chart:dimension="y" chart:name="primary-y" chart:style-name="ch5">
            <chart:title svg:x="0.451cm" svg:y="7.574cm" chart:style-name="ch7">
              <text:p>Mean response time</text:p>
            </chart:title>
            <chart:grid chart:style-name="ch8" chart:class="major"/>
          </chart:axis>
          <chart:series chart:style-name="ch9" chart:values-cell-range-address="Foglio1.D44:Foglio1.D47" chart:label-cell-address="Foglio1.A71:Foglio1.A7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35590003163556 0,05931667193926 0,094906675102816 0,100838342296742</text:p>
                <text:list>
                  <text:list-item>
                    <text:p>0,035590003163556</text:p>
                  </text:list-item>
                  <text:list-item>
                    <text:p>0,05931667193926</text:p>
                  </text:list-item>
                  <text:list-item>
                    <text:p>0,094906675102816</text:p>
                  </text:list-item>
                  <text:list-item>
                    <text:p>0,100838342296742</text:p>
                  </text:list-item>
                </text:list>
                <draw:g>
                  <svg:desc>Foglio1.A71:Foglio1.A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L</text:p>
                <draw:g>
                  <svg:desc>Foglio1.A65:Foglio1.A68</svg:desc>
                </draw:g>
              </table:table-cell>
              <table:table-cell office:value-type="float" office:value="11.6279069767442">
                <text:p>11.6279069767442</text:p>
                <draw:g>
                  <svg:desc>Foglio1.D44:Foglio1.D47</svg:desc>
                </draw:g>
              </table:table-cell>
            </table:table-row>
            <table:table-row>
              <table:table-cell office:value-type="string">
                <text:p>0,5L</text:p>
              </table:table-cell>
              <table:table-cell office:value-type="float" office:value="16.3934426229508">
                <text:p>16.3934426229508</text:p>
              </table:table-cell>
            </table:table-row>
            <table:table-row>
              <table:table-cell office:value-type="string">
                <text:p>0,8L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,85L</text:p>
              </table:table-cell>
              <table:table-cell office:value-type="float" office:value="55.5555555555556">
                <text:p>55.555555555555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68cm" svg:height="9.43cm" xlink:href=".." xlink:type="simple" chart:class="chart:line" chart:style-name="ch1">
        <chart:title svg:x="4.853cm" svg:y="0.324cm" chart:style-name="ch2">
          <text:p>M/G/1 CON CACHE</text:p>
        </chart:title>
        <chart:legend chart:legend-position="end" svg:x="9.455cm" svg:y="3.82cm" style:legend-expansion="high" chart:style-name="ch3"/>
        <chart:plot-area chart:style-name="ch4" table:cell-range-address="Foglio1.A65:Foglio1.A68 Foglio1.A71:Foglio1.A74 Foglio1.E74:Foglio1.E77" chart:data-source-has-labels="both" svg:x="1.288cm" svg:y="1.291cm" svg:width="7.89cm" svg:height="6.97cm">
          <chartooo:coordinate-region svg:x="1.909cm" svg:y="1.49cm" svg:width="6.844cm" svg:height="6.124cm"/>
          <chart:axis chart:dimension="x" chart:name="primary-x" chart:style-name="ch5" chartooo:axis-type="auto">
            <chartooo:date-scale/>
            <chart:title svg:x="4.395cm" svg:y="8.449cm" chart:style-name="ch6">
              <text:p>Arrival rate</text:p>
            </chart:title>
            <chart:categories table:cell-range-address="Foglio1.A65:Foglio1.A68"/>
          </chart:axis>
          <chart:axis chart:dimension="y" chart:name="primary-y" chart:style-name="ch5">
            <chart:title svg:x="0.451cm" svg:y="6.302cm" chart:style-name="ch7">
              <text:p>Mean response time</text:p>
            </chart:title>
            <chart:grid chart:style-name="ch8" chart:class="major"/>
          </chart:axis>
          <chart:series chart:style-name="ch9" chart:values-cell-range-address="Foglio1.E74:Foglio1.E77" chart:label-cell-address="Foglio1.A71:Foglio1.A7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35590003163556 0,05931667193926 0,094906675102816 0,100838342296742</text:p>
                <text:list>
                  <text:list-item>
                    <text:p>0,035590003163556</text:p>
                  </text:list-item>
                  <text:list-item>
                    <text:p>0,05931667193926</text:p>
                  </text:list-item>
                  <text:list-item>
                    <text:p>0,094906675102816</text:p>
                  </text:list-item>
                  <text:list-item>
                    <text:p>0,100838342296742</text:p>
                  </text:list-item>
                </text:list>
                <draw:g>
                  <svg:desc>Foglio1.A71:Foglio1.A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L</text:p>
                <draw:g>
                  <svg:desc>Foglio1.A65:Foglio1.A68</svg:desc>
                </draw:g>
              </table:table-cell>
              <table:table-cell office:value-type="float" office:value="11.1819552169199">
                <text:p>11.1819552169199</text:p>
                <draw:g>
                  <svg:desc>Foglio1.E74:Foglio1.E77</svg:desc>
                </draw:g>
              </table:table-cell>
            </table:table-row>
            <table:table-row>
              <table:table-cell office:value-type="string">
                <text:p>0,5L</text:p>
              </table:table-cell>
              <table:table-cell office:value-type="float" office:value="14.2630417696701">
                <text:p>14.2630417696701</text:p>
              </table:table-cell>
            </table:table-row>
            <table:table-row>
              <table:table-cell office:value-type="string">
                <text:p>0,8L</text:p>
              </table:table-cell>
              <table:table-cell office:value-type="float" office:value="36.3044435053382">
                <text:p>36.3044435053382</text:p>
              </table:table-cell>
            </table:table-row>
            <table:table-row>
              <table:table-cell office:value-type="string">
                <text:p>0,85L</text:p>
              </table:table-cell>
              <table:table-cell office:value-type="float" office:value="55.5336675293385">
                <text:p>55.533667529338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813cm" svg:height="9.004cm" xlink:href=".." xlink:type="simple" chart:class="chart:line" chart:style-name="ch1">
        <chart:title svg:x="4.468cm" svg:y="0.316cm" chart:style-name="ch2">
          <text:p>M/G/1/PS CON CACHE</text:p>
        </chart:title>
        <chart:legend chart:legend-position="end" svg:x="9.4cm" svg:y="3.607cm" style:legend-expansion="high" chart:style-name="ch3"/>
        <chart:plot-area chart:style-name="ch4" table:cell-range-address="Foglio1.A65:Foglio1.A68 Foglio1.A71:Foglio1.A74 Foglio1.F74:Foglio1.F77" chart:data-source-has-labels="both" svg:x="1.287cm" svg:y="1.275cm" svg:width="7.837cm" svg:height="6.568cm">
          <chartooo:coordinate-region svg:x="1.908cm" svg:y="1.474cm" svg:width="6.791cm" svg:height="5.722cm"/>
          <chart:axis chart:dimension="x" chart:name="primary-x" chart:style-name="ch5" chartooo:axis-type="auto">
            <chartooo:date-scale/>
            <chart:title svg:x="4.367cm" svg:y="8.023cm" chart:style-name="ch6">
              <text:p>Arrival rate</text:p>
            </chart:title>
            <chart:categories table:cell-range-address="Foglio1.A65:Foglio1.A68"/>
          </chart:axis>
          <chart:axis chart:dimension="y" chart:name="primary-y" chart:style-name="ch5">
            <chart:title svg:x="0.451cm" svg:y="6.085cm" chart:style-name="ch7">
              <text:p>Mean response time</text:p>
            </chart:title>
            <chart:grid chart:style-name="ch8" chart:class="major"/>
          </chart:axis>
          <chart:series chart:style-name="ch9" chart:values-cell-range-address="Foglio1.F74:Foglio1.F77" chart:label-cell-address="Foglio1.A71:Foglio1.A7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35590003163556 0,05931667193926 0,094906675102816 0,100838342296742</text:p>
                <text:list>
                  <text:list-item>
                    <text:p>0,035590003163556</text:p>
                  </text:list-item>
                  <text:list-item>
                    <text:p>0,05931667193926</text:p>
                  </text:list-item>
                  <text:list-item>
                    <text:p>0,094906675102816</text:p>
                  </text:list-item>
                  <text:list-item>
                    <text:p>0,100838342296742</text:p>
                  </text:list-item>
                </text:list>
                <draw:g>
                  <svg:desc>Foglio1.A71:Foglio1.A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L</text:p>
                <draw:g>
                  <svg:desc>Foglio1.A65:Foglio1.A68</svg:desc>
                </draw:g>
              </table:table-cell>
              <table:table-cell office:value-type="float" office:value="12.9114285714286">
                <text:p>12.9114285714286</text:p>
                <draw:g>
                  <svg:desc>Foglio1.F74:Foglio1.F77</svg:desc>
                </draw:g>
              </table:table-cell>
            </table:table-row>
            <table:table-row>
              <table:table-cell office:value-type="string">
                <text:p>0,5L</text:p>
              </table:table-cell>
              <table:table-cell office:value-type="float" office:value="18.076">
                <text:p>18.076</text:p>
              </table:table-cell>
            </table:table-row>
            <table:table-row>
              <table:table-cell office:value-type="string">
                <text:p>0,8L</text:p>
              </table:table-cell>
              <table:table-cell office:value-type="float" office:value="45.19">
                <text:p>45.19</text:p>
              </table:table-cell>
            </table:table-row>
            <table:table-row>
              <table:table-cell office:value-type="string">
                <text:p>0,85L</text:p>
              </table:table-cell>
              <table:table-cell office:value-type="float" office:value="60.2533333333333">
                <text:p>60.25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932cm" svg:y="0.316cm" chart:style-name="ch2">
          <text:p>Nostro senza cache</text:p>
        </chart:title>
        <chart:legend chart:legend-position="end" svg:x="11.587cm" svg:y="3.605cm" style:legend-expansion="high" chart:style-name="ch3"/>
        <chart:plot-area chart:style-name="ch4" table:cell-range-address="Foglio1.A65:Foglio1.A68 Foglio1.A71:Foglio1.A74 Foglio1.J65:Foglio1.J68" chart:data-source-has-labels="both" svg:x="1.331cm" svg:y="1.275cm" svg:width="9.936cm" svg:height="6.564cm">
          <chartooo:coordinate-region svg:x="1.767cm" svg:y="1.474cm" svg:width="8.89cm" svg:height="5.718cm"/>
          <chart:axis chart:dimension="x" chart:name="primary-x" chart:style-name="ch5" chartooo:axis-type="auto">
            <chartooo:date-scale/>
            <chart:title svg:x="5.461cm" svg:y="8.019cm" chart:style-name="ch6">
              <text:p>Arrival rate</text:p>
            </chart:title>
            <chart:categories table:cell-range-address="Foglio1.A65:Foglio1.A68"/>
          </chart:axis>
          <chart:axis chart:dimension="y" chart:name="primary-y" chart:style-name="ch5">
            <chart:title svg:x="0.451cm" svg:y="6.083cm" chart:style-name="ch7">
              <text:p>Mean response time</text:p>
            </chart:title>
            <chart:grid chart:style-name="ch8" chart:class="major"/>
          </chart:axis>
          <chart:series chart:style-name="ch9" chart:values-cell-range-address="Foglio1.J65:Foglio1.J68" chart:label-cell-address="Foglio1.A71:Foglio1.A74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,035590003163556 0,05931667193926 0,094906675102816 0,100838342296742</text:p>
                <text:list>
                  <text:list-item>
                    <text:p>0,035590003163556</text:p>
                  </text:list-item>
                  <text:list-item>
                    <text:p>0,05931667193926</text:p>
                  </text:list-item>
                  <text:list-item>
                    <text:p>0,094906675102816</text:p>
                  </text:list-item>
                  <text:list-item>
                    <text:p>0,100838342296742</text:p>
                  </text:list-item>
                </text:list>
                <draw:g>
                  <svg:desc>Foglio1.A71:Foglio1.A7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,3L</text:p>
                <draw:g>
                  <svg:desc>Foglio1.A65:Foglio1.A68</svg:desc>
                </draw:g>
              </table:table-cell>
              <table:table-cell office:value-type="float" office:value="9.394">
                <text:p>9.394</text:p>
                <draw:g>
                  <svg:desc>Foglio1.J65:Foglio1.J68</svg:desc>
                </draw:g>
              </table:table-cell>
            </table:table-row>
            <table:table-row>
              <table:table-cell office:value-type="string">
                <text:p>0,5L</text:p>
              </table:table-cell>
              <table:table-cell office:value-type="float" office:value="11.53">
                <text:p>11.53</text:p>
              </table:table-cell>
            </table:table-row>
            <table:table-row>
              <table:table-cell office:value-type="string">
                <text:p>0,8L</text:p>
              </table:table-cell>
              <table:table-cell office:value-type="float" office:value="18.412">
                <text:p>18.412</text:p>
              </table:table-cell>
            </table:table-row>
            <table:table-row>
              <table:table-cell office:value-type="string">
                <text:p>0,85L</text:p>
              </table:table-cell>
              <table:table-cell office:value-type="float" office:value="18.679">
                <text:p>18.67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